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304b" officeooo:paragraph-rsid="0016304b"/>
    </style:style>
    <style:style style:name="P2" style:family="paragraph" style:parent-style-name="Standard">
      <style:text-properties officeooo:rsid="0016304b" officeooo:paragraph-rsid="0016573a"/>
    </style:style>
    <style:style style:name="P3" style:family="paragraph" style:parent-style-name="Standard">
      <style:text-properties officeooo:rsid="0016304b" officeooo:paragraph-rsid="0018a191"/>
    </style:style>
    <style:style style:name="P4" style:family="paragraph" style:parent-style-name="Standard">
      <style:text-properties officeooo:rsid="0016304b" officeooo:paragraph-rsid="00195f78"/>
    </style:style>
    <style:style style:name="P5" style:family="paragraph" style:parent-style-name="Standard">
      <style:text-properties officeooo:rsid="0016573a" officeooo:paragraph-rsid="0016573a"/>
    </style:style>
    <style:style style:name="P6" style:family="paragraph" style:parent-style-name="Standard">
      <style:text-properties officeooo:rsid="0016573a" officeooo:paragraph-rsid="00170241"/>
    </style:style>
    <style:style style:name="P7" style:family="paragraph" style:parent-style-name="Standard">
      <style:text-properties officeooo:rsid="00170241" officeooo:paragraph-rsid="00170241"/>
    </style:style>
    <style:style style:name="P8" style:family="paragraph" style:parent-style-name="Standard">
      <style:text-properties fo:font-weight="bold" officeooo:rsid="0016573a" officeooo:paragraph-rsid="00170241" style:font-weight-asian="bold" style:font-weight-complex="bold"/>
    </style:style>
    <style:style style:name="P9" style:family="paragraph" style:parent-style-name="Standard">
      <style:text-properties fo:font-weight="bold" officeooo:rsid="0018a191" officeooo:paragraph-rsid="0018a191" style:font-weight-asian="bold" style:font-weight-complex="bold"/>
    </style:style>
    <style:style style:name="P10" style:family="paragraph" style:parent-style-name="Standard">
      <style:text-properties fo:font-weight="bold" officeooo:rsid="0018a191" officeooo:paragraph-rsid="0016304b" style:font-weight-asian="bold" style:font-weight-complex="bold"/>
    </style:style>
    <style:style style:name="P11" style:family="paragraph" style:parent-style-name="Standard">
      <style:text-properties officeooo:rsid="0018a191" officeooo:paragraph-rsid="0018a191"/>
    </style:style>
    <style:style style:name="P12" style:family="paragraph" style:parent-style-name="Standard">
      <style:text-properties fo:font-weight="normal" officeooo:rsid="0018a191" officeooo:paragraph-rsid="0018a191" style:font-weight-asian="normal" style:font-weight-complex="normal"/>
    </style:style>
    <style:style style:name="T1" style:family="text">
      <style:text-properties officeooo:rsid="0016573a"/>
    </style:style>
    <style:style style:name="T2" style:family="text">
      <style:text-properties officeooo:rsid="001702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0241" style:font-weight-asian="bold" style:font-weight-complex="bold"/>
    </style:style>
    <style:style style:name="T5" style:family="text">
      <style:text-properties fo:font-weight="bold" officeooo:rsid="0016573a" style:font-weight-asian="bold" style:font-weight-complex="bold"/>
    </style:style>
    <style:style style:name="T6" style:family="text">
      <style:text-properties fo:font-weight="bold" officeooo:rsid="00195f78" style:font-weight-asian="bold" style:font-weight-complex="bold"/>
    </style:style>
    <style:style style:name="T7" style:family="text">
      <style:text-properties officeooo:rsid="0018a19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95f78"/>
    </style:style>
    <style:style style:name="T10" style:family="text">
      <style:text-properties officeooo:rsid="001aab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= (equals) </text:span>= assigns a value to a variable</text:p>
      <text:p text:style-name="P1"/>
      <text:p text:style-name="P1"><text:span text:style-name="T3">+ (add) </text:span>= adds two numbers/variables</text:p>
      <text:p text:style-name="P1"/>
      <text:p text:style-name="P1"><text:span text:style-name="T3">- (subtract) </text:span>= subtracts two numbers/variables</text:p>
      <text:p text:style-name="P1"/>
      <text:p text:style-name="P1"><text:span text:style-name="T3">* (multiply)</text:span> <text:s/>= multiplies two numbers/variables</text:p>
      <text:p text:style-name="P1"/>
      <text:p text:style-name="P1"><text:span text:style-name="T3">/ (divide) </text:span>= divides two numbers/variables</text:p>
      <text:p text:style-name="P1"><text:span text:style-name="T3"/></text:p>
      <text:p text:style-name="P1"><text:span text:style-name="T3">\\ (floor division) </text:span>= after dividing, if the number <text:span text:style-name="T10">is</text:span> a decimal it gets rounded</text:p>
      <text:p text:style-name="P10"/>
      <text:p text:style-name="P12"><text:span text:style-name="T3">x += 1 (x plus equals one)</text:span> = The code x += 1 is the same as doing x = x + 1 but involves less</text:p>
      <text:p text:style-name="P12">typing. You can call this the “increment by” operator.</text:p>
      <text:p text:style-name="P12"/>
      <text:p text:style-name="P12"><text:span text:style-name="T6">x -= 1 <text:s/>(x minus equals one) </text:span><text:span text:style-name="T9">=</text:span>The code x -= 1 is the same as doing x = x - 1 but involves less</text:p>
      <text:p text:style-name="P12">typing. You can call this the “ <text:span text:style-name="T9">decrement</text:span> by” operator. </text:p>
      <text:p text:style-name="P3"/>
      <text:p text:style-name="P1"><text:span text:style-name="T3">()</text:span> = brackets</text:p>
      <text:p text:style-name="P1"/>
      <text:p text:style-name="P1"><text:span text:style-name="T3">{}</text:span> = curly braces</text:p>
      <text:p text:style-name="P1"/>
      <text:p text:style-name="P4"><text:span text:style-name="T3">print() </text:span>= prints whatever is inside the brackets</text:p>
      <text:p text:style-name="P4"/>
      <text:p text:style-name="P4"><text:span text:style-name="T3"># (hashtag) </text:span>= used to make a comment, or to temporraly dis<text:span text:style-name="T9">abl</text:span>e a line</text:p>
      <text:p text:style-name="P1"/>
      <text:p text:style-name="P1"><text:span text:style-name="T3">False</text:span> = boolean <text:span text:style-name="T9">expression </text:span></text:p>
      <text:p text:style-name="P1"/>
      <text:p text:style-name="P1"><text:span text:style-name="T3">True </text:span>= boolean <text:span text:style-name="T9">expression</text:span></text:p>
      <text:p text:style-name="P1"/>
      <text:p text:style-name="P1"><text:span text:style-name="T3">f </text:span>= formats a variable (already defined) into a string wherever curly braces are </text:p>
      <text:p text:style-name="P1"><text:span text:style-name="T3">Example:</text:span> print(f “ Hi I am {name}.”)</text:p>
      <text:p text:style-name="P1"/>
      <text:p text:style-name="P1"><text:span text:style-name="T4">\n</text:span> = makes a newline</text:p>
      <text:p text:style-name="P1"/>
      <text:p text:style-name="P1"><text:span text:style-name="T3">\t</text:span> = tabs horizontallly</text:p>
      <text:p text:style-name="P1"/>
      <text:p text:style-name="P1"><text:span text:style-name="T3">“““ <text:s text:c="3"/>”””</text:span> = triple quotes <text:s/>with these you can write inside on as many lines as you want</text:p>
      <text:p text:style-name="P1"/>
      <text:p text:style-name="P1"><text:span text:style-name="T3">input() </text:span>= takes input</text:p>
      <text:p text:style-name="P1"/>
      <text:p text:style-name="P3"><text:span text:style-name="T3">from <text:s/>import <text:s text:c="2"/></text:span>= </text:p>
      <text:p text:style-name="P3"><text:span text:style-name="T7">We use a (made up) library called random.py. </text:span></text:p>
      <text:p text:style-name="P11">This li<text:span text:style-name="T9">b</text:span>rary has many functions like:</text:p>
      <text:p text:style-name="P11">def Square(1,2)</text:p>
      <text:p text:style-name="P11">def hi(hello,hi)</text:p>
      <text:p text:style-name="P11">def y’ello()</text:p>
      <text:p text:style-name="P1"/>
      <text:p text:style-name="P11">You want to import a function instead of writing it, so you write: </text:p>
      <text:p text:style-name="P11"><text:soft-page-break/></text:p>
      <text:p text:style-name="P11"><text:span text:style-name="T3">from</text:span> math.py <text:span text:style-name="T3">import</text:span> Square</text:p>
      <text:p text:style-name="P11">or</text:p>
      <text:p text:style-name="P11"><text:span text:style-name="T3">from</text:span> <text:span text:style-name="T8">math</text:span><text:span text:style-name="T3">.</text:span>py <text:span text:style-name="T3">import</text:span> *</text:p>
      <text:p text:style-name="P9">The asterisk imports all the functions</text:p>
      <text:p text:style-name="P1"/>
      <text:p text:style-name="P2"><text:span text:style-name="T3">.format</text:span> <text:span text:style-name="T1">= formats word, number etc into empty curly brackets</text:span></text:p>
      <text:p text:style-name="P2"><text:span text:style-name="T4">Example</text:span><text:span text:style-name="T5">:</text:span><text:span text:style-name="T1"> print(I {} water).format(love)</text:span></text:p>
      <text:p text:style-name="P1"/>
      <text:p text:style-name="P1"><text:span text:style-name="T3">.</text:span><text:span text:style-name="T5">read()</text:span><text:span text:style-name="T1"> = reads the contents of a file</text:span></text:p>
      <text:p text:style-name="P1"/>
      <text:p text:style-name="P1">.<text:span text:style-name="T5">close() </text:span><text:span text:style-name="T1">= closes a file</text:span></text:p>
      <text:p text:style-name="P1"/>
      <text:p text:style-name="P1"><text:span text:style-name="T3">.</text:span><text:span text:style-name="T5">truncate() </text:span><text:span text:style-name="T1">= empties a file</text:span></text:p>
      <text:p text:style-name="P1"/>
      <text:p text:style-name="P1">.<text:span text:style-name="T5">write(stuff)</text:span><text:span text:style-name="T1"> = writes anything in brackets in the file</text:span></text:p>
      <text:p text:style-name="P5"><text:span text:style-name="T3">.seek(0)</text:span> = moves the read/write location of the file</text:p>
      <text:p text:style-name="P5"/>
      <text:p text:style-name="P5"><text:span text:style-name="T3">.readline</text:span><text:span text:style-name="T4">()</text:span><text:span text:style-name="T3"> </text:span><text:span text:style-name="T2">= reads one line of the text file</text:span></text:p>
      <text:p text:style-name="P5"/>
      <text:p text:style-name="P8">def <text:span text:style-name="T2">hi(hello) =</text:span></text:p>
      <text:p text:style-name="P6"><text:span text:style-name="T2">def defines the function </text:span></text:p>
      <text:p text:style-name="P7">hi is the name of the function</text:p>
      <text:p text:style-name="P7">The function takes <text:s/>a variable called hello</text:p>
      <text:p text:style-name="P7"/>
      <text:p text:style-name="P6"><text:span text:style-name="T2">Functions do three things:</text:span></text:p>
      <text:p text:style-name="P5">1. They name pieces of code the way variables name strings and numbers.</text:p>
      <text:p text:style-name="P5">2. They take arguments the way your scripts take argv.</text:p>
      <text:p text:style-name="P5">3. Using 1 and 2, they let you make your own “mini-scripts” or “tiny commands.”</text:p>
      <text:p text:style-name="P5"/>
      <text:p text:style-name="P5"><text:span text:style-name="T3">rewind </text:span><text:span text:style-name="T2">= rewinds kind of like a tap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6:30:00.376035621</meta:creation-date>
    <dc:date>2019-09-28T17:59:34.931535346</dc:date>
    <meta:editing-duration>PT37M11S</meta:editing-duration>
    <meta:editing-cycles>2</meta:editing-cycles>
    <meta:generator>LibreOffice/6.0.7.3$Linux_X86_64 LibreOffice_project/00m0$Build-3</meta:generator>
    <meta:print-date>2019-09-28T17:33:40.869493504</meta:print-date>
    <meta:document-statistic meta:table-count="0" meta:image-count="0" meta:object-count="0" meta:page-count="2" meta:paragraph-count="50" meta:word-count="388" meta:character-count="2075" meta:non-whitespace-character-count="1720"/>
  </office:meta>
</office:document-meta>
</file>